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ff950e" draw:marker-start-width="0.35cm" draw:marker-end-width="0.35cm" draw:fill="solid" draw:fill-color="#ffd320" draw:textarea-horizontal-align="justify" draw:textarea-vertical-align="middle" draw:auto-grow-height="false" fo:min-height="1.456cm" fo:min-width="6.206cm" fo:padding-top="0.175cm" fo:padding-bottom="0.175cm" fo:padding-left="0.3cm" fo:padding-right="0.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svg:stroke-width="0.1cm" svg:stroke-color="#579d1c" draw:marker-start-width="0.35cm" draw:marker-end-width="0.35cm" draw:fill="solid" draw:fill-color="#aecf00" draw:textarea-horizontal-align="justify" draw:textarea-vertical-align="middle" draw:auto-grow-height="false" fo:min-height="1.456cm" fo:min-width="3.206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c5000b" draw:marker-start-width="0.35cm" draw:marker-end-width="0.35cm" draw:fill="solid" draw:fill-color="#ff420e" draw:textarea-horizontal-align="justify" draw:textarea-vertical-align="middle" draw:auto-grow-height="false" fo:min-height="1.525cm" fo:min-width="2.301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7cm" fo:min-width="11.131cm"/>
    </style:style>
    <style:style style:name="gr6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2.544cm" fo:min-width="4.373cm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-width="0.35cm" draw:marker-end-width="0.35cm" draw:fill="solid" draw:fill-color="#83caff" draw:textarea-horizontal-align="justify" draw:textarea-vertical-align="middle" draw:auto-grow-height="false" fo:min-height="1.66cm" fo:min-width="4.401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006600" draw:marker-start-width="0.35cm" draw:marker-end-width="0.35cm" draw:fill="solid" draw:fill-color="#65c178" draw:textarea-horizontal-align="justify" draw:textarea-vertical-align="middle" draw:auto-grow-height="false" fo:min-height="0.464cm" fo:min-width="2.714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text-shadow="1pt 1pt"/>
    </style:style>
    <style:style style:name="P3" style:family="paragraph">
      <style:paragraph-properties fo:text-align="center"/>
      <style:text-properties fo:text-shadow="1pt 1pt"/>
    </style:style>
    <style:style style:name="P4" style:family="paragraph">
      <style:paragraph-properties fo:text-align="center"/>
      <style:text-properties style:font-name="Ubuntu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style:paragraph-properties fo:text-align="center"/>
      <style:text-properties style:font-name="Ubuntu" fo:font-size="14pt" fo:text-shadow="1pt 1pt" fo:font-weight="bold" style:font-size-asian="14pt" style:font-weight-asian="bold" style:font-size-complex="14pt" style:font-weight-complex="bold"/>
    </style:style>
    <style:style style:name="P7" style:family="paragraph">
      <style:text-properties fo:font-size="24pt" style:font-size-asian="24pt" style:font-size-complex="24pt"/>
    </style:style>
    <style:style style:name="T1" style:family="text">
      <style:text-properties style:font-name="Ubuntu" fo:text-shadow="1pt 1pt"/>
    </style:style>
    <style:style style:name="T2" style:family="text">
      <style:text-properties style:font-name="Ubuntu" fo:font-size="12pt" fo:text-shadow="1pt 1pt" style:font-size-asian="12pt" style:font-size-complex="12pt"/>
    </style:style>
    <style:style style:name="T3" style:family="text">
      <style:text-properties style:font-name="Ubuntu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font-name="Ubuntu" fo:font-size="14pt" fo:text-shadow="1pt 1pt" fo:font-weight="bold" style:font-size-asian="14pt" style:font-weight-asian="bold" style:font-size-complex="14pt" style:font-weight-complex="bold"/>
    </style:style>
    <style:style style:name="T6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text-style-name="P2" draw:layer="layout" svg:width="7cm" svg:height="2cm" svg:x="8.17cm" svg:y="18.627cm">
              <text:p text:style-name="P1"><text:span text:style-name="T1">SNMP enabled devic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" draw:text-style-name="P2" xml:id="id2" draw:id="id2" draw:layer="layout" svg:width="7cm" svg:height="2cm" svg:x="7.97cm" svg:y="18.827cm">
              <text:p text:style-name="P1"><text:span text:style-name="T1">SNMP enabled devices</text:span>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  <draw:connector draw:style-name="gr2" draw:text-style-name="P1" draw:layer="layout" draw:type="curve" svg:x1="11.47cm" svg:y1="16.627cm" svg:x2="11.47cm" svg:y2="18.827cm" draw:start-shape="id1" draw:start-glue-point="2" draw:end-shape="id2" draw:end-glue-point="0" svg:d="M11470 16627v2200" svg:viewBox="0 0 1 2201">
            <text:p/>
          </draw:connector>
          <draw:custom-shape draw:style-name="gr3" draw:text-style-name="P2" xml:id="id6" draw:id="id6" draw:layer="layout" svg:width="4cm" svg:height="2cm" svg:x="9.47cm" svg:y="10.627cm">
            <text:p text:style-name="P1"><text:span text:style-name="T1">Schedul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1" draw:id="id1" draw:layer="layout" svg:width="4cm" svg:height="2cm" svg:x="9.47cm" svg:y="14.627cm">
            <draw:glue-point draw:id="4" svg:x="-5cm" svg:y="-2.5cm"/>
            <text:p text:style-name="P1"><text:span text:style-name="T1">Poll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2" xml:id="id4" draw:id="id4" draw:layer="layout" svg:width="4cm" svg:height="2cm" svg:x="9.47cm" svg:y="6.627cm">
            <text:p text:style-name="P1"><text:span text:style-name="T1">Arbiter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2" draw:text-style-name="P1" draw:layer="layout" draw:type="curve" svg:x1="9.47cm" svg:y1="15.627cm" svg:x2="4.02cm" svg:y2="13.627cm" draw:start-shape="id1" draw:start-glue-point="3" draw:end-shape="id3" draw:end-glue-point="7" svg:d="M9470 15627c-3634 0-5450-666-5450-2000" svg:viewBox="0 0 5451 2001">
            <text:p/>
          </draw:connector>
          <draw:connector draw:style-name="gr2" draw:text-style-name="P1" draw:layer="layout" draw:type="curve" svg:x1="9.47cm" svg:y1="7.627cm" svg:x2="4.02cm" svg:y2="10.627cm" draw:start-shape="id4" draw:start-glue-point="3" draw:end-shape="id3" draw:end-glue-point="5" svg:d="M9470 7627c-3634 0-5450 1000-5450 3000" svg:viewBox="0 0 5451 3001">
            <text:p/>
          </draw:connector>
          <draw:connector draw:style-name="gr2" draw:text-style-name="P1" draw:layer="layout" draw:type="curve" svg:x1="20.37cm" svg:y1="12.577cm" svg:x2="13.47cm" svg:y2="15.627cm" draw:start-shape="id5" draw:start-glue-point="5" draw:end-shape="id1" draw:end-glue-point="1" svg:d="M20370 12577c-5173 0-1724 3050-6900 3050" svg:viewBox="0 0 6901 3051">
            <text:p/>
          </draw:connector>
          <draw:connector draw:style-name="gr2" draw:text-style-name="P1" draw:layer="layout" draw:type="curve" svg:x1="20.37cm" svg:y1="12.577cm" svg:x2="13.47cm" svg:y2="11.627cm" draw:start-shape="id5" draw:start-glue-point="5" draw:end-shape="id6" draw:end-glue-point="1" svg:d="M20370 12577c-5173 0-1724-950-6900-950" svg:viewBox="0 0 6901 951">
            <text:p/>
          </draw:connector>
          <draw:connector draw:style-name="gr2" draw:text-style-name="P1" draw:layer="layout" draw:type="curve" svg:x1="20.37cm" svg:y1="12.577cm" svg:x2="13.47cm" svg:y2="7.627cm" draw:start-shape="id5" draw:start-glue-point="5" draw:end-shape="id4" draw:end-glue-point="1" svg:d="M20370 12577c-5173 0-1724-4950-6900-4950" svg:viewBox="0 0 6901 4951">
            <text:p/>
          </draw:connector>
          <draw:custom-shape draw:style-name="gr4" draw:text-style-name="P3" xml:id="id3" draw:id="id3" draw:layer="layout" svg:width="2.9cm" svg:height="3cm" svg:x="2.57cm" svg:y="10.627cm">
            <text:p text:style-name="P1"><text:span text:style-name="T1">Cache</text:span></text:p>
            <text:p text:style-name="P1"><text:span text:style-name="T2">redis</text:span></text:p>
            <text:p text:style-name="P1"><text:span text:style-name="T2">mongodb</text:span></text:p>
            <text:p text:style-name="P1"><text:span text:style-name="T2">...</text:span></text:p>
  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onnector draw:style-name="gr2" draw:text-style-name="P1" draw:layer="layout" draw:type="curve" svg:x1="11.47cm" svg:y1="12.627cm" svg:x2="11.47cm" svg:y2="14.627cm" draw:start-shape="id6" draw:start-glue-point="2" draw:end-shape="id1" svg:d="M11470 12627v2000" svg:viewBox="0 0 1 2001">
            <text:p/>
          </draw:connector>
          <draw:frame draw:style-name="gr5" draw:text-style-name="P4" draw:layer="layout" svg:width="11.631cm" svg:height="2.387cm" svg:x="2.767cm" svg:y="1.764cm">
            <draw:text-box>
              <text:p text:style-name="P1"><text:span text:style-name="T3">Intelligent SNMP Polling using Shinken</text:span></text:p>
              <text:p text:style-name="P1"><text:span text:style-name="T3">SNMP Booster module</text:span></text:p>
              <text:p text:style-name="P1"><text:span text:style-name="T3">DATA MODEL</text:span></text:p>
            </draw:text-box>
          </draw:frame>
          <draw:custom-shape draw:style-name="gr6" draw:text-style-name="P5" xml:id="id7" draw:id="id7" draw:layer="layout" svg:width="4.972cm" svg:height="3.6cm" svg:x="20.398cm" svg:y="3.327cm">
            <text:p text:style-name="P1"><text:span text:style-name="T4">Unified_Defaults.ini</text:span></text:p>
            <text:p text:style-name="P1"><text:span text:style-name="T4">- OIDS</text:span></text:p>
            <text:p text:style-name="P1"><text:span text:style-name="T4">- DATASOURCES</text:span></text:p>
            <text:p text:style-name="P1"><text:span text:style-name="T4">- TRIGGER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" draw:text-style-name="P5" xml:id="id8" draw:id="id8" draw:layer="layout" svg:width="4.972cm" svg:height="3.6cm" svg:x="20.398cm" svg:y="7.327cm">
            <text:p text:style-name="P1"><text:span text:style-name="T4">Shinken configuration</text:span></text:p>
            <text:p text:style-name="P1"><text:span text:style-name="T4">- Hosts</text:span></text:p>
            <text:p text:style-name="P1"><text:span text:style-name="T4">- Services</text:span></text:p>
            <text:p text:style-name="P1"><text:span text:style-name="T4">- Commands</text:span></text:p>
            <text:p text:style-name="P1"><text:span text:style-name="T4">-Templates</text:span>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7" draw:text-style-name="P5" xml:id="id5" draw:id="id5" draw:layer="layout" svg:width="5cm" svg:height="2.5cm" svg:x="20.37cm" svg:y="11.327cm">
            <text:p text:style-name="P1"><text:span text:style-name="T4">snmp_booster.cfg</text:span></text:p>
            <text:p text:style-name="P1"><text:span text:style-name="T4">Module definitions</text:span></text:p>
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onnector draw:style-name="gr2" draw:text-style-name="P1" draw:layer="layout" draw:type="curve" svg:x1="20.398cm" svg:y1="5.127cm" svg:x2="11.47cm" svg:y2="6.627cm" draw:start-shape="id7" draw:end-shape="id4" draw:end-glue-point="0" svg:d="M20398 5127c-5952 0-8928 500-8928 1500" svg:viewBox="0 0 8929 1501">
            <text:p/>
          </draw:connector>
          <draw:connector draw:style-name="gr2" draw:text-style-name="P1" draw:layer="layout" draw:type="curve" svg:x1="20.398cm" svg:y1="9.127cm" svg:x2="13.47cm" svg:y2="7.627cm" draw:start-shape="id8" draw:end-shape="id4" draw:end-glue-point="1" svg:d="M20398 9127c-5194 0-1731-1500-6928-1500" svg:viewBox="0 0 6929 1501">
            <text:p/>
          </draw:connector>
          <draw:custom-shape draw:style-name="gr8" draw:text-style-name="P6" draw:layer="layout" svg:width="3.4cm" svg:height="0.9cm" svg:x="11.97cm" svg:y="16.127cm">
            <text:p text:style-name="P1"><text:span text:style-name="T5">SnmpBoost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3.4cm" svg:height="0.9cm" svg:x="11.97cm" svg:y="12.227cm">
            <text:p text:style-name="P1"><text:span text:style-name="T5">SnmpBoost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" draw:text-style-name="P6" draw:layer="layout" svg:width="3.4cm" svg:height="0.9cm" svg:x="11.97cm" svg:y="8.227cm">
            <text:p text:style-name="P1"><text:span text:style-name="T5">SnmpBooster</text:span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7" draw:layer="layout" svg:width="0.972cm" svg:height="1.195cm" svg:x="17.47cm" svg:y="9.627cm">
            <draw:text-box>
              <text:p><text:span text:style-name="T6">1</text:span></text:p>
            </draw:text-box>
          </draw:frame>
          <draw:frame draw:style-name="gr9" draw:text-style-name="P7" draw:layer="layout" svg:width="0.972cm" svg:height="1.195cm" svg:x="17.498cm" svg:y="3.927cm">
            <draw:text-box>
              <text:p><text:span text:style-name="T6">2</text:span></text:p>
            </draw:text-box>
          </draw:frame>
          <draw:frame draw:style-name="gr9" draw:text-style-name="P7" draw:layer="layout" svg:width="0.972cm" svg:height="1.195cm" svg:x="8.47cm" svg:y="6.432cm">
            <draw:text-box>
              <text:p><text:span text:style-name="T6">3</text:span></text:p>
            </draw:text-box>
          </draw:frame>
          <draw:frame draw:style-name="gr9" draw:text-style-name="P7" draw:layer="layout" svg:width="0.972cm" svg:height="1.195cm" svg:x="8.37cm" svg:y="10.632cm">
            <draw:text-box>
              <text:p><text:span text:style-name="T6">4</text:span></text:p>
            </draw:text-box>
          </draw:frame>
          <draw:frame draw:style-name="gr9" draw:text-style-name="P7" draw:layer="layout" svg:width="0.972cm" svg:height="1.195cm" svg:x="7.498cm" svg:y="12.532cm">
            <draw:text-box>
              <text:p><text:span text:style-name="T6">6</text:span></text:p>
            </draw:text-box>
          </draw:frame>
          <draw:frame draw:style-name="gr9" draw:text-style-name="P7" draw:layer="layout" svg:width="0.972cm" svg:height="1.195cm" svg:x="10.47cm" svg:y="16.627cm">
            <draw:text-box>
              <text:p><text:span text:style-name="T6">7</text:span></text:p>
            </draw:text-box>
          </draw:frame>
          <draw:frame draw:style-name="gr9" draw:text-style-name="P7" draw:layer="layout" svg:width="0.972cm" svg:height="1.195cm" svg:x="10.414cm" svg:y="12.605cm">
            <draw:text-box>
              <text:p><text:span text:style-name="T6">5</text:span></text:p>
            </draw:text-box>
          </draw:frame>
          <draw:frame draw:style-name="gr9" draw:text-style-name="P7" draw:layer="layout" svg:width="0.972cm" svg:height="1.195cm" svg:x="7.47cm" svg:y="15.727cm">
            <draw:text-box>
              <text:p><text:span text:style-name="T6">8</text:span></text:p>
            </draw:text-box>
          </draw:frame>
          <draw:connector draw:style-name="gr2" draw:text-style-name="P1" draw:layer="layout" draw:type="curve" svg:x1="5.47cm" svg:y1="12.127cm" svg:x2="9.47cm" svg:y2="15.127cm" draw:start-shape="id3" draw:start-glue-point="8" draw:end-shape="id1" draw:end-glue-point="4" svg:d="M5470 12127c3001 0 1002 3000 4000 3000" svg:viewBox="0 0 4001 3001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2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08:31:52.385358319</meta:creation-date>
    <dc:date>2014-11-06T15:18:30.100519159</dc:date>
    <meta:editing-duration>PT1H16M27S</meta:editing-duration>
    <meta:editing-cycles>102</meta:editing-cycles>
    <meta:generator>LibreOffice/4.3.3.2$Linux_X86_64 LibreOffice_project/430m0$Build-2</meta:generator>
    <meta:document-statistic meta:object-count="33"/>
  </office:meta>
</office:document-meta>
</file>